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0" style:family="table-cell" style:parent-style-name="Default" style:data-style-name="N0">
      <style:table-cell-properties fo:background-color="#00cc00" fo:border="none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2">
            <text:p>10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5">
            <text:p>10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08">
            <text:p>10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10">
            <text:p>110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1">
            <text:p>111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3">
            <text:p>113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6">
            <text:p>1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7">
            <text:p>117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9">
            <text:p>119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0">
            <text:p>120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2">
            <text:p>12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133">
            <text:p>13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35">
            <text:p>13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38">
            <text:p>13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0">
            <text:p>14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41">
            <text:p>14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43">
            <text:p>14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44">
            <text:p>14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2"/>
        </table:table-row>
        <table:table-row table:style-name="ro1" table:number-rows-repeated="5">
          <table:table-cell table:style-name="Default" table:number-columns-repeated="22"/>
          <table:table-cell table:number-columns-repeated="1002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9">01/29/2024</text:date>, <text:time>15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9T15:58:52</dc:date>
    <meta:editing-cycles>268</meta:editing-cycles>
    <meta:editing-duration>PT6H27M33S</meta:editing-duration>
    <meta:document-statistic meta:table-count="1" meta:cell-count="2760" meta:object-count="0"/>
  </office:meta>
</office:document-meta>
</file>